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table:formula="of:=100 - SUM([.A2:.B2])" office:value-type="float" office:value="3" calcext:value-type="float">
            <text:p>3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formula="of:=100 - SUM([.A3:.B3])" office:value-type="float" office:value="2.95" calcext:value-type="float">
            <text:p>2,95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table:formula="of:=100 - SUM([.A4:.B4])" office:value-type="float" office:value="2.83" calcext:value-type="float">
            <text:p>2,83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table:formula="of:=100 - SUM([.A5:.B5])" office:value-type="float" office:value="2.94" calcext:value-type="float">
            <text:p>2,94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formula="of:=100 - SUM([.A6:.B6])" office:value-type="float" office:value="2.73" calcext:value-type="float">
            <text:p>2,73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table:formula="of:=100 - SUM([.A7:.B7])" office:value-type="float" office:value="2.90000000000001" calcext:value-type="float">
            <text:p>2,9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table:formula="of:=100 - SUM([.A8:.B8])" office:value-type="float" office:value="3.05" calcext:value-type="float">
            <text:p>3,05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table:formula="of:=100 - SUM([.A9:.B9])" office:value-type="float" office:value="2.97" calcext:value-type="float">
            <text:p>2,97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table:formula="of:=100 - SUM([.A10:.B10])" office:value-type="float" office:value="3.2" calcext:value-type="float">
            <text:p>3,2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table:formula="of:=100 - SUM([.A11:.B11])" office:value-type="float" office:value="3.44" calcext:value-type="float">
            <text:p>3,44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float" office:value="3.001" calcext:value-type="float">
            <text:p>3,001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6:28.5873029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21:19.921342415</meta:creation-date>
    <dc:date>2018-01-17T15:36:42.597713154</dc:date>
    <meta:editing-duration>PT2M3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